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5.41cm"/>
    </style:style>
    <style:style style:name="co4" style:family="table-column">
      <style:table-column-properties fo:break-before="auto" style:column-width="6.687cm"/>
    </style:style>
    <style:style style:name="co5" style:family="table-column">
      <style:table-column-properties fo:break-before="auto" style:column-width="7.562cm"/>
    </style:style>
    <style:style style:name="co6" style:family="table-column">
      <style:table-column-properties fo:break-before="auto" style:column-width="6.65cm"/>
    </style:style>
    <style:style style:name="co7" style:family="table-column">
      <style:table-column-properties fo:break-before="auto" style:column-width="6.322cm"/>
    </style:style>
    <style:style style:name="co8" style:family="table-column">
      <style:table-column-properties fo:break-before="auto" style:column-width="8.872cm"/>
    </style:style>
    <style:style style:name="co9" style:family="table-column">
      <style:table-column-properties fo:break-before="auto" style:column-width="6.978cm"/>
    </style:style>
    <style:style style:name="co10" style:family="table-column">
      <style:table-column-properties fo:break-before="auto" style:column-width="8.5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9cm double #e6e6e6" style:border-line-width="0.002cm 0.035cm 0.002cm" style:shadow="#808080 0.176cm 0.176cm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border="0.039cm double #e6e6e6" style:border-line-width="0.002cm 0.035cm 0.002cm" style:shadow="#808080 0.176cm 0.176cm"/>
      <style:paragraph-properties fo:text-align="center" fo:margin-left="0cm"/>
      <style:text-properties fo:color="#333366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39cm double #e6e6e6" style:border-line-width="0.002cm 0.035cm 0.002cm" style:shadow="#808080 0.176cm 0.176cm"/>
      <style:paragraph-properties fo:text-align="center" fo:margin-left="0cm"/>
      <style:text-properties fo:color="#6666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able-cell-properties fo:border="0.039cm double #e6e6e6" style:border-line-width="0.002cm 0.035cm 0.002cm" style:shadow="#808080 0.176cm 0.176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size-asian="26pt" style:font-size-complex="26pt"/>
    </style:style>
    <style:style style:name="T2" style:family="text">
      <style:text-properties fo:color="#c90016" style:font-size-asian="26pt" style:font-size-complex="26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pan text:style-name="T1">Baccalauréat</text:span><text:span text:style-name="T2">, comme un boss !</text:span>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e2"/>
          <table:table-cell table:style-name="ce4" office:value-type="string">
            <text:p>Prénom de fille</text:p>
          </table:table-cell>
          <table:table-cell table:style-name="ce4" office:value-type="string">
            <text:p>Prénom de garçon</text:p>
          </table:table-cell>
          <table:table-cell table:style-name="ce4" office:value-type="string">
            <text:p>Objet</text:p>
          </table:table-cell>
          <table:table-cell table:style-name="ce4" office:value-type="string">
            <text:p>Animal</text:p>
          </table:table-cell>
          <table:table-cell table:style-name="ce4" office:value-type="string">
            <text:p>Fruit / Légume / Plante</text:p>
          </table:table-cell>
          <table:table-cell table:style-name="ce4" office:value-type="string">
            <text:p>Partie du corps</text:p>
          </table:table-cell>
          <table:table-cell table:style-name="ce4" office:value-type="string">
            <text:p>Métier</text:p>
          </table:table-cell>
          <table:table-cell table:style-name="ce4" office:value-type="string">
            <text:p>Ville</text:p>
          </table:table-cell>
          <table:table-cell table:style-name="ce4" office:value-type="string">
            <text:p>Pays</text:p>
          </table:table-cell>
          <table:table-cell table:style-name="ce6" table:number-columns-repeated="1014"/>
        </table:table-row>
        <table:table-row table:style-name="ro4">
          <table:table-cell office:value-type="string">
            <text:p>A</text:p>
          </table:table-cell>
          <table:table-cell office:value-type="string">
            <text:p>Abbygael, Alice</text:p>
          </table:table-cell>
          <table:table-cell office:value-type="string">
            <text:p>Aurélien, Auguste</text:p>
          </table:table-cell>
          <table:table-cell office:value-type="string">
            <text:p>Arrosoir, Ancre</text:p>
          </table:table-cell>
          <table:table-cell office:value-type="string">
            <text:p>Anaconda, Autruche</text:p>
          </table:table-cell>
          <table:table-cell office:value-type="string">
            <text:p>Anémone, Avocat</text:p>
          </table:table-cell>
          <table:table-cell office:value-type="string">
            <text:p>Anus, Auriculaire</text:p>
          </table:table-cell>
          <table:table-cell office:value-type="string">
            <text:p>Astronaute, Apiculteur</text:p>
          </table:table-cell>
          <table:table-cell office:value-type="string">
            <text:p>Auchy-les-mines, Aulnay</text:p>
          </table:table-cell>
          <table:table-cell office:value-type="string">
            <text:p>Afganistan, Autriche</text:p>
          </table:table-cell>
          <table:table-cell table:number-columns-repeated="1014"/>
        </table:table-row>
        <table:table-row table:style-name="ro4">
          <table:table-cell office:value-type="string">
            <text:p>B</text:p>
          </table:table-cell>
          <table:table-cell office:value-type="string">
            <text:p>Beatrice, Betty</text:p>
          </table:table-cell>
          <table:table-cell office:value-type="string">
            <text:p>Bertrand, Bartabas</text:p>
          </table:table-cell>
          <table:table-cell office:value-type="string">
            <text:p>Baignoire, Bouillote</text:p>
          </table:table-cell>
          <table:table-cell office:value-type="string">
            <text:p>Babouin, Biche</text:p>
          </table:table-cell>
          <table:table-cell office:value-type="string">
            <text:p>Bégonia, Brocoli</text:p>
          </table:table-cell>
          <table:table-cell office:value-type="string">
            <text:p>Bite, Bouche</text:p>
          </table:table-cell>
          <table:table-cell office:value-type="string">
            <text:p>Boucher, Brancardier</text:p>
          </table:table-cell>
          <table:table-cell office:value-type="string">
            <text:p>Brest, Bethune, Belgrade</text:p>
          </table:table-cell>
          <table:table-cell office:value-type="string">
            <text:p>Belgique, Birmanie, Bélize</text:p>
          </table:table-cell>
          <table:table-cell table:number-columns-repeated="1014"/>
        </table:table-row>
        <table:table-row table:style-name="ro4">
          <table:table-cell office:value-type="string">
            <text:p>C</text:p>
          </table:table-cell>
          <table:table-cell office:value-type="string">
            <text:p>Constance, Clemence</text:p>
          </table:table-cell>
          <table:table-cell office:value-type="string">
            <text:p>Camille, Cyprien</text:p>
          </table:table-cell>
          <table:table-cell office:value-type="string">
            <text:p>Clés, Chapeau, Cadre</text:p>
          </table:table-cell>
          <table:table-cell office:value-type="string">
            <text:p>Cobra, Cerf, Cabris</text:p>
          </table:table-cell>
          <table:table-cell office:value-type="string">
            <text:p>Concombre, Canne à sucre</text:p>
          </table:table-cell>
          <table:table-cell office:value-type="string">
            <text:p>Cerveau, Clavicule, Coeur</text:p>
          </table:table-cell>
          <table:table-cell office:value-type="string">
            <text:p>Cardiologue, Carriste</text:p>
          </table:table-cell>
          <table:table-cell office:value-type="string">
            <text:p>Champigny, Chambery</text:p>
          </table:table-cell>
          <table:table-cell office:value-type="string">
            <text:p>Croatie, Canada</text:p>
          </table:table-cell>
          <table:table-cell table:number-columns-repeated="1014"/>
        </table:table-row>
        <table:table-row table:style-name="ro4">
          <table:table-cell office:value-type="string">
            <text:p>D</text:p>
          </table:table-cell>
          <table:table-cell office:value-type="string">
            <text:p>Dorothée, Deborah</text:p>
          </table:table-cell>
          <table:table-cell office:value-type="string">
            <text:p>Darwin, Dorian</text:p>
          </table:table-cell>
          <table:table-cell office:value-type="string">
            <text:p>Dés à coudre, Décapotable</text:p>
          </table:table-cell>
          <table:table-cell office:value-type="string">
            <text:p>Dauphin, Dalmatien</text:p>
          </table:table-cell>
          <table:table-cell office:value-type="string">
            <text:p>Dattes, Dhalia, </text:p>
          </table:table-cell>
          <table:table-cell office:value-type="string">
            <text:p>Dent, Dos</text:p>
          </table:table-cell>
          <table:table-cell office:value-type="string">
            <text:p>Démolisseur, Developpeur</text:p>
          </table:table-cell>
          <table:table-cell office:value-type="string">
            <text:p>Dax, Darwin</text:p>
          </table:table-cell>
          <table:table-cell office:value-type="string">
            <text:p>Danemark, Djibouti</text:p>
          </table:table-cell>
          <table:table-cell table:number-columns-repeated="1014"/>
        </table:table-row>
        <table:table-row table:style-name="ro4">
          <table:table-cell office:value-type="string">
            <text:p>E</text:p>
          </table:table-cell>
          <table:table-cell office:value-type="string">
            <text:p>Eleanor, Eloise</text:p>
          </table:table-cell>
          <table:table-cell office:value-type="string">
            <text:p>Emillien, Eric</text:p>
          </table:table-cell>
          <table:table-cell office:value-type="string">
            <text:p>Ecumoir, Ecarteur, Etylotest</text:p>
          </table:table-cell>
          <table:table-cell office:value-type="string">
            <text:p>Eléphant, Elan</text:p>
          </table:table-cell>
          <table:table-cell office:value-type="string">
            <text:p>Epinard, Echalotte, Endive</text:p>
          </table:table-cell>
          <table:table-cell office:value-type="string">
            <text:p>Epaules, Etrier, Enclume</text:p>
          </table:table-cell>
          <table:table-cell office:value-type="string">
            <text:p>Ebeniste, Electricien</text:p>
          </table:table-cell>
          <table:table-cell office:value-type="string">
            <text:p>Etampes, Epinay, Edimbourg</text:p>
          </table:table-cell>
          <table:table-cell office:value-type="string">
            <text:p>Ecosse, Estonie, Espagne</text:p>
          </table:table-cell>
          <table:table-cell table:number-columns-repeated="1014"/>
        </table:table-row>
        <table:table-row table:style-name="ro4">
          <table:table-cell office:value-type="string">
            <text:p>F</text:p>
          </table:table-cell>
          <table:table-cell office:value-type="string">
            <text:p>Fleur, Fanny</text:p>
          </table:table-cell>
          <table:table-cell office:value-type="string">
            <text:p>Flavien, François</text:p>
          </table:table-cell>
          <table:table-cell office:value-type="string">
            <text:p>Four, Fourchette</text:p>
          </table:table-cell>
          <table:table-cell office:value-type="string">
            <text:p>Faucon, Flamand Rose, Faisan</text:p>
          </table:table-cell>
          <table:table-cell office:value-type="string">
            <text:p>Fenouille, Ficus</text:p>
          </table:table-cell>
          <table:table-cell office:value-type="string">
            <text:p>Fesses, Foie</text:p>
          </table:table-cell>
          <table:table-cell office:value-type="string">
            <text:p>Fleuriste, Facteur</text:p>
          </table:table-cell>
          <table:table-cell office:value-type="string">
            <text:p>Fâches-thumesnil, Francfort</text:p>
          </table:table-cell>
          <table:table-cell office:value-type="string">
            <text:p>France, Finlande, </text:p>
          </table:table-cell>
          <table:table-cell table:number-columns-repeated="1014"/>
        </table:table-row>
        <table:table-row table:style-name="ro4">
          <table:table-cell office:value-type="string">
            <text:p>G</text:p>
          </table:table-cell>
          <table:table-cell office:value-type="string">
            <text:p>Géraldine, Georgette</text:p>
          </table:table-cell>
          <table:table-cell office:value-type="string">
            <text:p>Grégoire, Grégory</text:p>
          </table:table-cell>
          <table:table-cell office:value-type="string">
            <text:p>Gant, Guitare</text:p>
          </table:table-cell>
          <table:table-cell office:value-type="string">
            <text:p>Guépard, Goélan</text:p>
          </table:table-cell>
          <table:table-cell office:value-type="string">
            <text:p>Grenade, Gréranuim</text:p>
          </table:table-cell>
          <table:table-cell office:value-type="string">
            <text:p>Genou, Gland</text:p>
          </table:table-cell>
          <table:table-cell office:value-type="string">
            <text:p>Garagiste, Gynécologue</text:p>
          </table:table-cell>
          <table:table-cell office:value-type="string">
            <text:p>Garche, Geneve, </text:p>
          </table:table-cell>
          <table:table-cell office:value-type="string">
            <text:p>Géorgie, Groland, Grande Bretagne</text:p>
          </table:table-cell>
          <table:table-cell table:number-columns-repeated="1014"/>
        </table:table-row>
        <table:table-row table:style-name="ro4">
          <table:table-cell office:value-type="string">
            <text:p>H</text:p>
          </table:table-cell>
          <table:table-cell office:value-type="string">
            <text:p>Hortance, Hélène, Hermione</text:p>
          </table:table-cell>
          <table:table-cell office:value-type="string">
            <text:p>Henri, Hector</text:p>
          </table:table-cell>
          <table:table-cell office:value-type="string">
            <text:p>Hélicoptère, Hélicce</text:p>
          </table:table-cell>
          <table:table-cell office:value-type="string">
            <text:p>Hippo, Hibou</text:p>
          </table:table-cell>
          <table:table-cell office:value-type="string">
            <text:p>Haricot, Hortancia</text:p>
          </table:table-cell>
          <table:table-cell office:value-type="string">
            <text:p>Hanches, Hémoglobine</text:p>
          </table:table-cell>
          <table:table-cell office:value-type="string">
            <text:p>Horticulteur, Horloger</text:p>
          </table:table-cell>
          <table:table-cell office:value-type="string">
            <text:p>Hamboug, Haute-ville</text:p>
          </table:table-cell>
          <table:table-cell office:value-type="string">
            <text:p>Hongrie, Haiti, Honduras</text:p>
          </table:table-cell>
          <table:table-cell table:number-columns-repeated="1014"/>
        </table:table-row>
        <table:table-row table:style-name="ro4">
          <table:table-cell office:value-type="string">
            <text:p>I</text:p>
          </table:table-cell>
          <table:table-cell office:value-type="string">
            <text:p>Irène, Isabelle</text:p>
          </table:table-cell>
          <table:table-cell office:value-type="string">
            <text:p>Isabeau, Isidor</text:p>
          </table:table-cell>
          <table:table-cell office:value-type="string">
            <text:p>Imperméable, Interrupteur</text:p>
          </table:table-cell>
          <table:table-cell office:value-type="string">
            <text:p>Iguane, Ibis, Impala</text:p>
          </table:table-cell>
          <table:table-cell office:value-type="string">
            <text:p>Iris, Igname</text:p>
          </table:table-cell>
          <table:table-cell office:value-type="string">
            <text:p>Iris, Intestin, Iliaque</text:p>
          </table:table-cell>
          <table:table-cell office:value-type="string">
            <text:p>Interprète, Investisseur, Informaticien</text:p>
          </table:table-cell>
          <table:table-cell office:value-type="string">
            <text:p>Issy-les-mx, Ibiza, Istanbul</text:p>
          </table:table-cell>
          <table:table-cell office:value-type="string">
            <text:p>Inde, Iran, Irlande</text:p>
          </table:table-cell>
          <table:table-cell table:number-columns-repeated="1014"/>
        </table:table-row>
        <table:table-row table:style-name="ro4">
          <table:table-cell office:value-type="string">
            <text:p>J</text:p>
          </table:table-cell>
          <table:table-cell office:value-type="string">
            <text:p>Jackie, Jacqueline</text:p>
          </table:table-cell>
          <table:table-cell office:value-type="string">
            <text:p>Jean, Jules</text:p>
          </table:table-cell>
          <table:table-cell office:value-type="string">
            <text:p>Jouet, Joint de silicone</text:p>
          </table:table-cell>
          <table:table-cell office:value-type="string">
            <text:p>Jaguard, Jabiru</text:p>
          </table:table-cell>
          <table:table-cell office:value-type="string">
            <text:p>Jujube</text:p>
          </table:table-cell>
          <table:table-cell office:value-type="string">
            <text:p>Jambe, Jugulaire</text:p>
          </table:table-cell>
          <table:table-cell office:value-type="string">
            <text:p>Jongleur, Journaleux, Jazzman</text:p>
          </table:table-cell>
          <table:table-cell office:value-type="string">
            <text:p>Jointville, Juvisy</text:p>
          </table:table-cell>
          <table:table-cell office:value-type="string">
            <text:p>Jordanie, Japon, Jamaique</text:p>
          </table:table-cell>
          <table:table-cell table:number-columns-repeated="1014"/>
        </table:table-row>
        <table:table-row table:style-name="ro4">
          <table:table-cell office:value-type="string">
            <text:p>K</text:p>
          </table:table-cell>
          <table:table-cell office:value-type="string">
            <text:p>Karine, Kévina</text:p>
          </table:table-cell>
          <table:table-cell office:value-type="string">
            <text:p>Kévin, Kamel, Karim</text:p>
          </table:table-cell>
          <table:table-cell office:value-type="string">
            <text:p>Kaléidoscope, Kayak</text:p>
          </table:table-cell>
          <table:table-cell office:value-type="string">
            <text:p>Kiang, Koala</text:p>
          </table:table-cell>
          <table:table-cell office:value-type="string">
            <text:p>Kaki, Kiwi</text:p>
          </table:table-cell>
          <table:table-cell/>
          <table:table-cell office:value-type="string">
            <text:p>Kayakiste, Kiné</text:p>
          </table:table-cell>
          <table:table-cell office:value-type="string">
            <text:p>Kremlin-Bicetre, Kinsasha</text:p>
          </table:table-cell>
          <table:table-cell office:value-type="string">
            <text:p>Kenya, Kowait, Kazakstan</text:p>
          </table:table-cell>
          <table:table-cell table:number-columns-repeated="1014"/>
        </table:table-row>
        <table:table-row table:style-name="ro4">
          <table:table-cell office:value-type="string">
            <text:p>L</text:p>
          </table:table-cell>
          <table:table-cell office:value-type="string">
            <text:p>Loana, Lucette</text:p>
          </table:table-cell>
          <table:table-cell office:value-type="string">
            <text:p>Luke, Lorenzo</text:p>
          </table:table-cell>
          <table:table-cell office:value-type="string">
            <text:p>Lustre, Luge</text:p>
          </table:table-cell>
          <table:table-cell office:value-type="string">
            <text:p>Léopard, Lapin</text:p>
          </table:table-cell>
          <table:table-cell office:value-type="string">
            <text:p>Lichi, Lys</text:p>
          </table:table-cell>
          <table:table-cell office:value-type="string">
            <text:p>Langue, Lombaires</text:p>
          </table:table-cell>
          <table:table-cell office:value-type="string">
            <text:p>Libraire, Livreur</text:p>
          </table:table-cell>
          <table:table-cell office:value-type="string">
            <text:p>Lyon, Luxembourg</text:p>
          </table:table-cell>
          <table:table-cell office:value-type="string">
            <text:p>Luxembourg, Lichtenstein</text:p>
          </table:table-cell>
          <table:table-cell table:number-columns-repeated="1014"/>
        </table:table-row>
        <table:table-row table:style-name="ro4">
          <table:table-cell office:value-type="string">
            <text:p>M</text:p>
          </table:table-cell>
          <table:table-cell office:value-type="string">
            <text:p>Monique, Mikaella</text:p>
          </table:table-cell>
          <table:table-cell office:value-type="string">
            <text:p>Moise, Mitchel</text:p>
          </table:table-cell>
          <table:table-cell office:value-type="string">
            <text:p>Moto, Magazine</text:p>
          </table:table-cell>
          <table:table-cell office:value-type="string">
            <text:p>Mammouth, Marsouin</text:p>
          </table:table-cell>
          <table:table-cell office:value-type="string">
            <text:p>Mangue, Mache</text:p>
          </table:table-cell>
          <table:table-cell office:value-type="string">
            <text:p>Muscle, Main</text:p>
          </table:table-cell>
          <table:table-cell office:value-type="string">
            <text:p>Musicien, Maçon</text:p>
          </table:table-cell>
          <table:table-cell office:value-type="string">
            <text:p>Miromesnil, Montpellier</text:p>
          </table:table-cell>
          <table:table-cell office:value-type="string">
            <text:p>Monténégro, Madagascar</text:p>
          </table:table-cell>
          <table:table-cell table:number-columns-repeated="1014"/>
        </table:table-row>
        <table:table-row table:style-name="ro4">
          <table:table-cell office:value-type="string">
            <text:p>N</text:p>
          </table:table-cell>
          <table:table-cell office:value-type="string">
            <text:p>Naoelle, Nadia</text:p>
          </table:table-cell>
          <table:table-cell office:value-type="string">
            <text:p>Nordine, Norbert</text:p>
          </table:table-cell>
          <table:table-cell office:value-type="string">
            <text:p>Niche, Nounours</text:p>
          </table:table-cell>
          <table:table-cell office:value-type="string">
            <text:p>Narval, Nasique</text:p>
          </table:table-cell>
          <table:table-cell office:value-type="string">
            <text:p>Nénuphare, Nectarine</text:p>
          </table:table-cell>
          <table:table-cell office:value-type="string">
            <text:p>Nez, Narine</text:p>
          </table:table-cell>
          <table:table-cell office:value-type="string">
            <text:p>Naturaliste, Numérologue</text:p>
          </table:table-cell>
          <table:table-cell office:value-type="string">
            <text:p>Nemours, Nashville</text:p>
          </table:table-cell>
          <table:table-cell office:value-type="string">
            <text:p>Nicaragua, Namibie, Nigéria</text:p>
          </table:table-cell>
          <table:table-cell table:number-columns-repeated="1014"/>
        </table:table-row>
        <table:table-row table:style-name="ro4">
          <table:table-cell office:value-type="string">
            <text:p>O</text:p>
          </table:table-cell>
          <table:table-cell office:value-type="string">
            <text:p>Ophélie, Olive</text:p>
          </table:table-cell>
          <table:table-cell office:value-type="string">
            <text:p>Olivier, Octave</text:p>
          </table:table-cell>
          <table:table-cell office:value-type="string">
            <text:p>Ordinateur, Organiseur</text:p>
          </table:table-cell>
          <table:table-cell office:value-type="string">
            <text:p>Orang-outan, Ours, Okapi</text:p>
          </table:table-cell>
          <table:table-cell office:value-type="string">
            <text:p>Olive, Orange, Osier</text:p>
          </table:table-cell>
          <table:table-cell office:value-type="string">
            <text:p>Os, Orteil</text:p>
          </table:table-cell>
          <table:table-cell office:value-type="string">
            <text:p>Ostréiculteur, Ophtalmoe</text:p>
          </table:table-cell>
          <table:table-cell office:value-type="string">
            <text:p>Oslo, Orly, Orsay</text:p>
          </table:table-cell>
          <table:table-cell office:value-type="string">
            <text:p>Ouganda, Ouzbékistan</text:p>
          </table:table-cell>
          <table:table-cell table:number-columns-repeated="1014"/>
        </table:table-row>
        <table:table-row table:style-name="ro4">
          <table:table-cell office:value-type="string">
            <text:p>P</text:p>
          </table:table-cell>
          <table:table-cell office:value-type="string">
            <text:p>Patricia, Pamela</text:p>
          </table:table-cell>
          <table:table-cell office:value-type="string">
            <text:p>Patrick, Philomène</text:p>
          </table:table-cell>
          <table:table-cell office:value-type="string">
            <text:p>Pression, Parc</text:p>
          </table:table-cell>
          <table:table-cell office:value-type="string">
            <text:p>Puce, Pinguoin</text:p>
          </table:table-cell>
          <table:table-cell office:value-type="string">
            <text:p>Paipai, Prune, Pétunia</text:p>
          </table:table-cell>
          <table:table-cell office:value-type="string">
            <text:p>Pied, Pénis</text:p>
          </table:table-cell>
          <table:table-cell office:value-type="string">
            <text:p>Professeur, Peintre</text:p>
          </table:table-cell>
          <table:table-cell office:value-type="string">
            <text:p>Palavas, Poitier</text:p>
          </table:table-cell>
          <table:table-cell office:value-type="string">
            <text:p>Pays-bas, Pérou, Pologne</text:p>
          </table:table-cell>
          <table:table-cell table:number-columns-repeated="1014"/>
        </table:table-row>
        <table:table-row table:style-name="ro4">
          <table:table-cell office:value-type="string">
            <text:p>Q</text:p>
          </table:table-cell>
          <table:table-cell office:value-type="string">
            <text:p>Queen, Quinte</text:p>
          </table:table-cell>
          <table:table-cell office:value-type="string">
            <text:p>Quentin, Qais</text:p>
          </table:table-cell>
          <table:table-cell office:value-type="string">
            <text:p>Quiche, Quille, Quad</text:p>
          </table:table-cell>
          <table:table-cell office:value-type="string">
            <text:p>Quiscale</text:p>
          </table:table-cell>
          <table:table-cell office:value-type="string">
            <text:p>Queche</text:p>
          </table:table-cell>
          <table:table-cell office:value-type="string">
            <text:p>Quadriceps, Quenote</text:p>
          </table:table-cell>
          <table:table-cell office:value-type="string">
            <text:p>Queteur, Quincaillier</text:p>
          </table:table-cell>
          <table:table-cell office:value-type="string">
            <text:p>Québec, Quimper</text:p>
          </table:table-cell>
          <table:table-cell office:value-type="string">
            <text:p>Quatar</text:p>
          </table:table-cell>
          <table:table-cell table:number-columns-repeated="1014"/>
        </table:table-row>
        <table:table-row table:style-name="ro4">
          <table:table-cell office:value-type="string">
            <text:p>R</text:p>
          </table:table-cell>
          <table:table-cell office:value-type="string">
            <text:p>Rosette, Rosa</text:p>
          </table:table-cell>
          <table:table-cell office:value-type="string">
            <text:p>Roberto, Raphael</text:p>
          </table:table-cell>
          <table:table-cell office:value-type="string">
            <text:p>Rasoir, Rapporteur</text:p>
          </table:table-cell>
          <table:table-cell office:value-type="string">
            <text:p>Ragondin, Rhinocéros</text:p>
          </table:table-cell>
          <table:table-cell office:value-type="string">
            <text:p>Radis, Ronce, Rutabaga</text:p>
          </table:table-cell>
          <table:table-cell office:value-type="string">
            <text:p>Rotule, Ride du lion</text:p>
          </table:table-cell>
          <table:table-cell office:value-type="string">
            <text:p>Reporter, Routier</text:p>
          </table:table-cell>
          <table:table-cell office:value-type="string">
            <text:p>Reims, Rennes</text:p>
          </table:table-cell>
          <table:table-cell office:value-type="string">
            <text:p>Roumanie, Russie</text:p>
          </table:table-cell>
          <table:table-cell table:number-columns-repeated="1014"/>
        </table:table-row>
        <table:table-row table:style-name="ro4">
          <table:table-cell office:value-type="string">
            <text:p>S</text:p>
          </table:table-cell>
          <table:table-cell office:value-type="string">
            <text:p>Suzy, Solange</text:p>
          </table:table-cell>
          <table:table-cell office:value-type="string">
            <text:p>Sylvain, Slimane</text:p>
          </table:table-cell>
          <table:table-cell office:value-type="string">
            <text:p>Savon, Serpe</text:p>
          </table:table-cell>
          <table:table-cell office:value-type="string">
            <text:p>Serpent, Scorpion, Salamandre</text:p>
          </table:table-cell>
          <table:table-cell office:value-type="string">
            <text:p>Salade, Séquoia</text:p>
          </table:table-cell>
          <table:table-cell office:value-type="string">
            <text:p>Sourcil, Sang</text:p>
          </table:table-cell>
          <table:table-cell office:value-type="string">
            <text:p>Serrurier, Sculpteur</text:p>
          </table:table-cell>
          <table:table-cell office:value-type="string">
            <text:p>Savigny, San-Francisco</text:p>
          </table:table-cell>
          <table:table-cell office:value-type="string">
            <text:p>Slovénie, Slovaquie, Serbie</text:p>
          </table:table-cell>
          <table:table-cell table:number-columns-repeated="1014"/>
        </table:table-row>
        <table:table-row table:style-name="ro4">
          <table:table-cell office:value-type="string">
            <text:p>T</text:p>
          </table:table-cell>
          <table:table-cell office:value-type="string">
            <text:p>Thérèse, Tonia</text:p>
          </table:table-cell>
          <table:table-cell office:value-type="string">
            <text:p>Théodule, Thibault</text:p>
          </table:table-cell>
          <table:table-cell office:value-type="string">
            <text:p>Tirroir, Trappe</text:p>
          </table:table-cell>
          <table:table-cell office:value-type="string">
            <text:p>Tatou, Tigre, Tamanoir</text:p>
          </table:table-cell>
          <table:table-cell office:value-type="string">
            <text:p>Thé, Trompette de la mort, Tilleul</text:p>
          </table:table-cell>
          <table:table-cell office:value-type="string">
            <text:p>Tête, Tibia, Tronc</text:p>
          </table:table-cell>
          <table:table-cell office:value-type="string">
            <text:p>Terrassier, Thérapeute</text:p>
          </table:table-cell>
          <table:table-cell office:value-type="string">
            <text:p>Toulouse, Tours,</text:p>
          </table:table-cell>
          <table:table-cell office:value-type="string">
            <text:p>Tibet, Turquie, Togo</text:p>
          </table:table-cell>
          <table:table-cell table:number-columns-repeated="1014"/>
        </table:table-row>
        <table:table-row table:style-name="ro4">
          <table:table-cell office:value-type="string">
            <text:p>U</text:p>
          </table:table-cell>
          <table:table-cell office:value-type="string">
            <text:p>Ursula, Urbaine </text:p>
          </table:table-cell>
          <table:table-cell office:value-type="string">
            <text:p>Urbain, Ulysse</text:p>
          </table:table-cell>
          <table:table-cell office:value-type="string">
            <text:p>Urinoir, Ulcère</text:p>
          </table:table-cell>
          <table:table-cell office:value-type="string">
            <text:p>Unau, Urubu</text:p>
          </table:table-cell>
          <table:table-cell/>
          <table:table-cell office:value-type="string">
            <text:p>Urêtre, Utérus</text:p>
          </table:table-cell>
          <table:table-cell office:value-type="string">
            <text:p>Urbaniste, Usurpateur</text:p>
          </table:table-cell>
          <table:table-cell office:value-type="string">
            <text:p>Uchon, Urcy</text:p>
          </table:table-cell>
          <table:table-cell office:value-type="string">
            <text:p>Ukraine, Uruguay</text:p>
          </table:table-cell>
          <table:table-cell table:number-columns-repeated="1014"/>
        </table:table-row>
        <table:table-row table:style-name="ro4">
          <table:table-cell office:value-type="string">
            <text:p>V</text:p>
          </table:table-cell>
          <table:table-cell office:value-type="string">
            <text:p>Valentina, Véronica</text:p>
          </table:table-cell>
          <table:table-cell office:value-type="string">
            <text:p>Valère, Victoire</text:p>
          </table:table-cell>
          <table:table-cell office:value-type="string">
            <text:p>Vélo, Viseur</text:p>
          </table:table-cell>
          <table:table-cell office:value-type="string">
            <text:p>Vélociraptor, Vache</text:p>
          </table:table-cell>
          <table:table-cell office:value-type="string">
            <text:p>Vigne, Varech</text:p>
          </table:table-cell>
          <table:table-cell office:value-type="string">
            <text:p>Vagin, Verge</text:p>
          </table:table-cell>
          <table:table-cell office:value-type="string">
            <text:p>Vitrier, Visagiste</text:p>
          </table:table-cell>
          <table:table-cell office:value-type="string">
            <text:p>Vitry, Vichy</text:p>
          </table:table-cell>
          <table:table-cell office:value-type="string">
            <text:p>Vénézuela, Vatican, Vietnam</text:p>
          </table:table-cell>
          <table:table-cell table:number-columns-repeated="1014"/>
        </table:table-row>
        <table:table-row table:style-name="ro4">
          <table:table-cell office:value-type="string">
            <text:p>W</text:p>
          </table:table-cell>
          <table:table-cell office:value-type="string">
            <text:p>Witney, Wendy</text:p>
          </table:table-cell>
          <table:table-cell office:value-type="string">
            <text:p>Wesley, Warren</text:p>
          </table:table-cell>
          <table:table-cell office:value-type="string">
            <text:p>Wagon, Winchester</text:p>
          </table:table-cell>
          <table:table-cell office:value-type="string">
            <text:p>Wapiti, Walliby</text:p>
          </table:table-cell>
          <table:table-cell table:number-columns-repeated="4"/>
          <table:table-cell office:value-type="string">
            <text:p>Wallis-et-Futuna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office:value-type="string">
            <text:p>Y</text:p>
          </table:table-cell>
          <table:table-cell table:number-columns-repeated="8"/>
          <table:table-cell office:value-type="string">
            <text:p>Yémen</text:p>
          </table:table-cell>
          <table:table-cell table:number-columns-repeated="1014"/>
        </table:table-row>
        <table:table-row table:style-name="ro4">
          <table:table-cell office:value-type="string">
            <text:p>Z</text:p>
          </table:table-cell>
          <table:table-cell table:number-columns-repeated="8"/>
          <table:table-cell office:value-type="string">
            <text:p>Zambie, Zimbabwe</text:p>
          </table:table-cell>
          <table:table-cell table:number-columns-repeated="1014"/>
        </table:table-row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15/07/2013</text:date>, <text:time>21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ntomas </meta:initial-creator>
    <meta:creation-date>2013-07-07T17:16:49</meta:creation-date>
    <dc:date>2013-07-14T18:37:29</dc:date>
    <dc:creator>Fantomas </dc:creator>
    <meta:editing-duration>PT02H29M16S</meta:editing-duration>
    <meta:editing-cycles>6</meta:editing-cycles>
    <meta:generator>OpenOffice.org/3.1$Linux OpenOffice.org_project/310m19$Build-9420</meta:generator>
    <meta:document-statistic meta:table-count="3" meta:cell-count="239" meta:object-count="0"/>
  </office:meta>
</office:document-meta>
</file>